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374" officeooo:paragraph-rsid="0008e374"/>
    </style:style>
    <style:style style:name="P2" style:family="paragraph" style:parent-style-name="Standard" style:list-style-name="L1">
      <style:text-properties officeooo:rsid="0008e374" officeooo:paragraph-rsid="0008e374"/>
    </style:style>
    <style:style style:name="P3" style:family="paragraph" style:parent-style-name="Standard" style:list-style-name="L1">
      <style:text-properties officeooo:paragraph-rsid="0008e374"/>
    </style:style>
    <style:style style:name="P4" style:family="paragraph" style:parent-style-name="Standard">
      <style:text-properties officeooo:rsid="0008e57f" officeooo:paragraph-rsid="0008e57f"/>
    </style:style>
    <style:style style:name="T1" style:family="text">
      <style:text-properties officeooo:rsid="0008e3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mmorpg</text:p>
      <text:list xml:id="list2200713621" text:style-name="L1">
        <text:list-item>
          <text:p text:style-name="P3"><text:span text:style-name="T1">réseau internet </text:span></text:p>
          <text:list>
            <text:list-item>
              <text:p text:style-name="P2">django sur raspberry pi</text:p>
            </text:list-item>
          </text:list>
        </text:list-item>
        <text:list-item>
          <text:p text:style-name="P2">partie solo, partie online, partie offline</text:p>
        </text:list-item>
        <text:list-item>
          <text:p text:style-name="P2">bluetooth, wifi</text:p>
        </text:list-item>
        <text:list-item>
          <text:p text:style-name="P2">PJ : PV, inventaire</text:p>
          <text:list>
            <text:list-item>
              <text:p text:style-name="P2">PV : exos solo (intrus, liaison)</text:p>
            </text:list-item>
            <text:list-item>
              <text:p text:style-name="P2">armes : flèches (QCM)</text:p>
            </text:list-item>
            <text:list-item>
              <text:p text:style-name="P2">armure</text:p>
            </text:list-item>
            <text:list-item>
              <text:p text:style-name="P2">sorts</text:p>
            </text:list-item>
            <text:list-item>
              <text:p text:style-name="P2">déplacements : ingame, IRL (gps)</text:p>
            </text:list-item>
          </text:list>
        </text:list-item>
        <text:list-item>
          <text:p text:style-name="P2">PvP, PvE</text:p>
        </text:list-item>
        <text:list-item>
          <text:p text:style-name="P2">clans</text:p>
        </text:list-item>
      </text:list>
      <text:p text:style-name="P1"/>
      <text:p text:style-name="P4">Déplacements :</text:p>
      <text:p text:style-name="P4">ingame : 3D</text:p>
      <text:p text:style-name="P4">irl : 2D (lattitude, longitude)</text:p>
      <text:p text:style-name="P4">1 case ingame = zone 1Km de rayon</text:p>
      <text:p text:style-name="P4">peut désigner une zone maison : protection</text:p>
      <text:p text:style-name="P4">les autres zones sont PvP</text:p>
      <text:p text:style-name="P4">peut laisser des objets dans une zone puis les récupérer</text:p>
      <text:p text:style-name="P4">différents status des objets suivant qu’ils sont enregistrés sur internet ou pas : www ou local</text:p>
      <text:p text:style-name="P4">possibilité de jouer en ligne ou hors ligne</text:p>
      <text:p text:style-name="P4">possibilité de copier un serveur pour l’installer sur un raspberry pi qui se connecte aux autres pour faire un réseau : créé un hotspot wifi pour le j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20:05:28.871766429</meta:creation-date>
    <dc:date>2020-05-02T20:18:13.736960837</dc:date>
    <meta:editing-duration>PT12M48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23" meta:word-count="144" meta:character-count="748" meta:non-whitespace-character-count="638"/>
  </office:meta>
</office:document-meta>
</file>